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B000001151119F9EF.png" manifest:media-type="image/png"/>
  <manifest:file-entry manifest:full-path="Pictures/100000000000055600000300CD34D3D3.png" manifest:media-type="image/png"/>
  <manifest:file-entry manifest:full-path="Pictures/1000000000000556000003001888AF67.png" manifest:media-type="image/png"/>
  <manifest:file-entry manifest:full-path="Pictures/200000710000131200000FC6D7682ED8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8cm, 7.202cm, 7.297cm, 1.631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787cm, 7.076cm, 3.608cm, 2.145cm)" draw:image-opacity="100%" style:mirror="none"/>
    </style:style>
    <style:style style:name="gr5" style:family="graphic" style:parent-style-name="standard">
      <style:graphic-properties draw:stroke="none" svg:stroke-width="0.071cm" draw:fill="solid" draw:fill-color="#0066cc" draw:textarea-vertical-align="middle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ff0000" draw:textarea-vertical-align="middle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71cm" draw:fill="solid" draw:fill-color="#ffff00" draw:textarea-vertical-align="middle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be4b48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507cm" fo:min-width="1.236cm" fo:padding-top="0.125cm" fo:padding-bottom="0.125cm" fo:padding-left="0.25cm" fo:padding-right="0.25cm" fo:wrap-option="no-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507cm" fo:min-width="1.143cm" fo:padding-top="0.125cm" fo:padding-bottom="0.125cm" fo:padding-left="0.25cm" fo:padding-right="0.25cm" fo:wrap-option="no-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509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289cm, 0cm)" draw:image-opacity="100%" style:mirror="none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507cm" fo:min-width="0.635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71cm" svg:stroke-color="#f79646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70c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676cm" fo:min-width="0.385cm" fo:padding-top="0.125cm" fo:padding-bottom="0.125cm" fo:padding-left="0.25cm" fo:padding-right="0.25cm" fo:wrap-option="no-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507cm" fo:min-width="0.91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svg:stroke-color="#cccccc" draw:fill="solid" draw:fill-color="#cccccc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>
      <style:graphic-properties style:protect="size"/>
    </style:style>
    <style:style style:name="pr1" style:family="presentation" style:parent-style-name="Diapositive_20_de_20_titre-notes">
      <style:graphic-properties draw:fill-color="#ffffff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style-name="gr1" draw:text-style-name="P1" draw:layer="layout" svg:width="6.385cm" svg:height="5.256cm" svg:x="19.297cm" svg:y="0.988cm">
          <draw:image xlink:href="Pictures/200000710000131200000FC6D7682ED8.wmf" xlink:type="simple" xlink:show="embed" xlink:actuate="onLoad">
            <text:p/>
          </draw:image>
        </draw:frame>
        <draw:frame draw:name="Image 45" draw:style-name="gr2" draw:text-style-name="P2" draw:layer="layout" svg:width="19.19cm" svg:height="7.266cm" svg:x="-0.101cm" svg:y="0.124cm">
          <draw:image xlink:href="Pictures/1000000000000556000003001888AF67.png" xlink:type="simple" xlink:show="embed" xlink:actuate="onLoad">
            <text:p/>
          </draw:image>
        </draw:frame>
        <draw:custom-shape draw:name="ZoneTexte 47" draw:style-name="gr3" draw:text-style-name="P4" draw:layer="layout" svg:width="0.998cm" svg:height="1.013cm" svg:x="-0.093cm" svg:y="-0.076cm">
          <text:p text:style-name="P3"><text:span text:style-name="T1">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8" draw:style-name="gr3" draw:text-style-name="P4" draw:layer="layout" svg:width="0.998cm" svg:height="1.013cm" svg:x="19.506cm" svg:y="0.565cm">
          <text:p text:style-name="P3"><text:span text:style-name="T1">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9" draw:style-name="gr4" draw:text-style-name="P2" draw:layer="layout" svg:width="18.917cm" svg:height="6.27cm" svg:x="0.27cm" svg:y="7.525cm">
          <draw:image xlink:href="Pictures/100000000000055600000300CD34D3D3.png" xlink:type="simple" xlink:show="embed" xlink:actuate="onLoad">
            <text:p/>
          </draw:image>
        </draw:frame>
        <draw:custom-shape draw:name="ZoneTexte 50" draw:style-name="gr3" draw:text-style-name="P4" draw:layer="layout" svg:width="1.032cm" svg:height="1.013cm" svg:x="-0.094cm" svg:y="7.099cm">
          <text:p text:style-name="P3"><text:span text:style-name="T1">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" draw:text-style-name="P4" draw:layer="layout" svg:width="3.437cm" svg:height="0.666cm" svg:x="20.526cm" svg:y="10.7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" draw:text-style-name="P4" draw:layer="layout" svg:width="3.437cm" svg:height="0.068cm" svg:x="20.526cm" svg:y="10.4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0" draw:style-name="gr6" draw:text-style-name="P4" draw:layer="layout" svg:width="0.332cm" svg:height="0.216cm" svg:x="20.687cm" svg:y="10.2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" draw:style-name="gr6" draw:text-style-name="P4" draw:layer="layout" svg:width="0.332cm" svg:height="0.216cm" svg:x="21.302cm" svg:y="10.2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2" draw:style-name="gr6" draw:text-style-name="P4" draw:layer="layout" svg:width="0.332cm" svg:height="0.216cm" svg:x="21.746cm" svg:y="10.2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3" draw:style-name="gr6" draw:text-style-name="P4" draw:layer="layout" svg:width="0.332cm" svg:height="0.216cm" svg:x="22.633cm" svg:y="10.2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4" draw:style-name="gr6" draw:text-style-name="P4" draw:layer="layout" svg:width="0.332cm" svg:height="0.216cm" svg:x="23.52cm" svg:y="10.2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5" draw:style-name="gr7" draw:text-style-name="P4" draw:layer="layout" svg:width="3.437cm" svg:height="0.068cm" svg:x="20.526cm" svg:y="9.9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16" draw:style-name="gr8" draw:text-style-name="P2" draw:layer="layout" svg:x1="20.51cm" svg:y1="11.464cm" svg:x2="20.526cm" svg:y2="10.037cm">
          <text:p/>
        </draw:line>
        <draw:line draw:name="Connecteur droit 17" draw:style-name="gr8" draw:text-style-name="P2" draw:layer="layout" svg:x1="23.963cm" svg:y1="11.464cm" svg:x2="23.963cm" svg:y2="10.033cm">
          <text:p/>
        </draw:line>
        <draw:line draw:name="Connecteur droit 18" draw:style-name="gr8" draw:text-style-name="P2" draw:layer="layout" svg:x1="20.526cm" svg:y1="10.035cm" svg:x2="23.963cm" svg:y2="10.035cm">
          <text:p/>
        </draw:line>
        <draw:custom-shape draw:name="Rectangle 19" draw:style-name="gr9" draw:text-style-name="P5" draw:layer="layout" svg:width="1.735cm" svg:height="0.756cm" svg:x="20.39cm" svg:y="10.834cm">
          <text:p text:style-name="P3"><text:span text:style-name="T2">p-Z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0" draw:text-style-name="P5" draw:layer="layout" svg:width="1.642cm" svg:height="0.756cm" svg:x="20.445cm" svg:y="10.234cm">
          <text:p text:style-name="P3"><text:span text:style-name="T2">i-Z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1" draw:text-style-name="P5" draw:layer="layout" svg:width="2.392cm" svg:height="0.758cm" svg:x="18.701cm" svg:y="9.034cm">
          <text:p text:style-name="P3"><text:span text:style-name="T2">Au (6 n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2" draw:style-name="gr12" draw:text-style-name="P2" draw:layer="layout" svg:width="2.955cm" svg:height="0.909cm" svg:x="20.564cm" svg:y="9.057cm">
          <draw:image xlink:href="Pictures/100002010000018B000001151119F9EF.png" xlink:type="simple" xlink:show="embed" xlink:actuate="onLoad">
            <text:p/>
          </draw:image>
        </draw:frame>
        <draw:custom-shape draw:name="Rectangle 23" draw:style-name="gr13" draw:text-style-name="P5" draw:layer="layout" svg:width="1.134cm" svg:height="0.756cm" svg:x="20.801cm" svg:y="9.389cm">
          <text:p text:style-name="P3"><text:span text:style-name="T2">S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4" draw:style-name="gr14" draw:text-style-name="P4" draw:layer="layout" svg:width="0.664cm" svg:height="0.612cm" svg:x="24.629cm" svg:y="10.5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necteur droit 25" draw:style-name="gr15" draw:text-style-name="P2" draw:layer="layout" svg:x1="23.686cm" svg:y1="9.959cm" svg:x2="23.686cm" svg:y2="9.274cm">
          <text:p/>
        </draw:line>
        <draw:line draw:name="Connecteur droit 26" draw:style-name="gr15" draw:text-style-name="P2" draw:layer="layout" svg:x1="23.686cm" svg:y1="9.274cm" svg:x2="24.961cm" svg:y2="9.274cm">
          <text:p/>
        </draw:line>
        <draw:line draw:name="Connecteur droit 27" draw:style-name="gr15" draw:text-style-name="P2" draw:layer="layout" svg:x1="24.961cm" svg:y1="9.274cm" svg:x2="24.961cm" svg:y2="10.591cm">
          <text:p/>
        </draw:line>
        <draw:line draw:name="Connecteur droit 28" draw:style-name="gr15" draw:text-style-name="P2" draw:layer="layout" svg:x1="24.961cm" svg:y1="11.204cm" svg:x2="24.961cm" svg:y2="12.101cm">
          <text:p/>
        </draw:line>
        <draw:line draw:name="Connecteur droit 29" draw:style-name="gr15" draw:text-style-name="P2" draw:layer="layout" svg:x1="23.686cm" svg:y1="11.464cm" svg:x2="23.686cm" svg:y2="12.101cm">
          <text:p/>
        </draw:line>
        <draw:line draw:name="Connecteur droit 30" draw:style-name="gr15" draw:text-style-name="P2" draw:layer="layout" svg:x1="23.686cm" svg:y1="12.101cm" svg:x2="24.961cm" svg:y2="12.101cm">
          <text:p/>
        </draw:line>
        <draw:custom-shape draw:name="Rectangle 31" draw:style-name="gr16" draw:text-style-name="P5" draw:layer="layout" svg:width="0.884cm" svg:height="0.925cm" svg:x="24.536cm" svg:y="10.439cm">
          <text:p text:style-name="P3"><text:span text:style-name="T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7" draw:text-style-name="P5" draw:layer="layout" svg:width="1.409cm" svg:height="0.756cm" svg:x="19.225cm" svg:y="9.934cm">
          <text:p text:style-name="P3"><text:span text:style-name="T2">Cd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2" draw:style-name="gr18" draw:text-style-name="P2" draw:layer="layout" svg:x1="19.897cm" svg:y1="9.803cm" svg:x2="20.526cm" svg:y2="10.001cm">
          <text:p/>
        </draw:line>
        <draw:custom-shape draw:name="ZoneTexte 35" draw:style-name="gr3" draw:text-style-name="P4" draw:layer="layout" svg:width="1.032cm" svg:height="1.013cm" svg:x="19.461cm" svg:y="7.901cm">
          <text:p text:style-name="P3"><text:span text:style-name="T1">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1" draw:layer="layout" svg:width="0.508cm" svg:height="0.508cm" svg:x="20.066cm" svg:y="4.572cm">
          <text:p/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0.954cm" svg:height="0.649cm" svg:x="19.866cm" svg:y="4.572cm">
          <draw:text-box>
            <text:p text:style-name="P6"><text:span text:style-name="T4">Au</text:span></text:p>
          </draw:text-box>
        </draw:fram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3.80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fo:min-height="2.304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8.005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4" draw:layer="backgroundobjects" svg:width="21.589cm" svg:height="2.958cm" svg:x="1.905cm" svg:y="4.288cm" presentation:class="title" presentation:user-transformed="true">
        <draw:text-box>
          <text:p text:style-name="MP3"><text:span text:style-name="MT2">Click to edit the title text formatModifiez le style du titre</text:span></text:p>
        </draw:text-box>
      </draw:frame>
      <draw:frame draw:name="Espace réservé de la date 3" presentation:style-name="Mpr2" draw:text-style-name="MP6" draw:layer="backgroundobjects" svg:width="5.926cm" svg:height="0.734cm" svg:x="1.27cm" svg:y="12.793cm" presentation:class="date-time" presentation:user-transformed="true">
        <draw:text-box>
          <text:p text:style-name="MP5"><text:span text:style-name="MT3"><text:date style:data-style-name="D1" text:date-value="2017-09-06">06/09/2017</text:date></text:span></text:p>
        </draw:text-box>
      </draw:frame>
      <draw:frame draw:name="Espace réservé du pied de page 4" presentation:style-name="Mpr2" draw:text-style-name="MP6" draw:layer="backgroundobjects" svg:width="8.042cm" svg:height="0.734cm" svg:x="8.678cm" svg:y="12.793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6" draw:layer="backgroundobjects" svg:width="5.926cm" svg:height="0.734cm" svg:x="18.203cm" svg:y="12.79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Diapositive_20_de_20_titre-outline1" draw:layer="backgroundobjects" svg:width="22.859cm" svg:height="8.004cm" svg:x="1.27cm" svg:y="3.229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user</meta:initial-creator>
    <meta:editing-cycles>8</meta:editing-cycles>
    <meta:creation-date>2017-08-28T11:29:18</meta:creation-date>
    <dc:date>2017-09-06T21:58:25.195071448</dc:date>
    <meta:editing-duration>PT36S</meta:editing-duration>
    <meta:generator>LibreOffice/4.2.8.2$Linux_X86_64 LibreOffice_project/420m0$Build-2</meta:generator>
    <meta:document-statistic meta:object-count="5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